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918cm" svg:height="1.077cm" svg:x="2.08cm" svg:y="1.238cm">
          <text:p text:style-name="P1"><text:span text:style-name="T1">sysfs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911cm" svg:height="1.171cm" svg:x="2.08cm" svg:y="3.039cm">
          <text:p text:style-name="P1"><text:span text:style-name="T1">Seeker govern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92cm" svg:height="1.077cm" svg:x="2.08cm" svg:y="4.94cm">
          <text:p text:style-name="P1"><text:span text:style-name="T1">cpufreq glue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921cm" svg:height="1.077cm" svg:x="2.08cm" svg:y="6.741cm">
          <text:p text:style-name="P1"><text:span text:style-name="T1">powernow-k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922cm" svg:height="1.077cm" svg:x="2.08cm" svg:y="8.542cm">
          <text:p text:style-name="P1"><text:span text:style-name="T1">Hardware DVFS </text:span></text:p>
          <text:p text:style-name="P1"><text:span text:style-name="T1">management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31cm" svg:height="1.371cm" svg:x="8.539cm" svg:y="2.939cm">
          <text:p text:style-name="P1"><text:span text:style-name="T1">Mut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52cm" svg:y1="3.207cm" svg:x2="5.998cm" svg:y2="3.207cm">
          <text:p/>
        </draw:line>
        <draw:line draw:style-name="gr2" draw:text-style-name="P2" draw:layer="layout" svg:x1="5.998cm" svg:y1="3.915cm" svg:x2="8.583cm" svg:y2="3.915cm">
          <text:p/>
        </draw:line>
        <draw:frame draw:style-name="gr3" draw:text-style-name="P3" draw:layer="layout" svg:width="2.369cm" svg:height="1.139cm" svg:x="6.321cm" svg:y="2.238cm">
          <draw:text-box>
            <text:p text:style-name="P3"><text:span text:style-name="T1">Transition</text:span></text:p>
            <text:p text:style-name="P3"><text:span text:style-name="T1">Request</text:span></text:p>
          </draw:text-box>
        </draw:frame>
        <draw:frame draw:style-name="gr3" draw:text-style-name="P3" draw:layer="layout" svg:width="2.369cm" svg:height="1.139cm" svg:x="6.222cm" svg:y="3.839cm">
          <draw:text-box>
            <text:p text:style-name="P3"><text:span text:style-name="T1">Transition</text:span></text:p>
            <text:p text:style-name="P3"><text:span text:style-name="T1">Complete</text:span></text:p>
          </draw:text-box>
        </draw:frame>
        <draw:connector draw:style-name="gr2" draw:text-style-name="P2" draw:layer="layout" draw:type="line" svg:x1="4.039cm" svg:y1="2.315cm" svg:x2="4.035cm" svg:y2="3.039cm" draw:start-shape="id1" draw:start-glue-point="2" draw:end-shape="id2" svg:d="m4039 2315-4 724">
          <text:p/>
        </draw:connector>
        <draw:connector draw:style-name="gr2" draw:text-style-name="P2" draw:layer="layout" draw:type="line" svg:x1="4.035cm" svg:y1="4.21cm" svg:x2="4.04cm" svg:y2="4.94cm" draw:start-shape="id2" draw:start-glue-point="2" draw:end-shape="id3" draw:end-glue-point="0" svg:d="m4035 4210 5 730">
          <text:p/>
        </draw:connector>
        <draw:connector draw:style-name="gr2" draw:text-style-name="P2" draw:layer="layout" draw:type="line" svg:x1="4.04cm" svg:y1="6.017cm" svg:x2="4.04cm" svg:y2="6.741cm" draw:start-shape="id3" draw:start-glue-point="2" draw:end-shape="id4" draw:end-glue-point="0" svg:d="m4040 6017v724">
          <text:p/>
        </draw:connector>
        <draw:connector draw:style-name="gr2" draw:text-style-name="P2" draw:layer="layout" draw:type="line" svg:x1="4.04cm" svg:y1="7.818cm" svg:x2="4.041cm" svg:y2="8.542cm" draw:start-shape="id4" draw:start-glue-point="2" draw:end-shape="id5" draw:end-glue-point="0" svg:d="m4040 7818 1 7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5T01:14:56</meta:creation-date>
    <dc:date>2009-07-21T18:07:51</dc:date>
    <meta:editing-duration>PT00H06M41S</meta:editing-duration>
    <meta:editing-cycles>3</meta:editing-cycles>
    <meta:generator>OpenOffice.org/3.0$Linux OpenOffice.org_project/300m15$Build-937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